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3" table:default-cell-style-name="ce1"/>
        <table:table-row table:style-name="ro1">
          <table:table-cell office:value-type="string" table:style-name="ce1">
            <text:p>Img Number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Not Detecte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Angle</text:p>
          </table:table-cell>
          <table:table-cell table:number-columns-repeated="2" table:style-name="ce1"/>
          <table:table-cell office:value-type="string" table:style-name="ce1">
            <text:p>Type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orrectness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White Image (w)</text:p>
          </table:table-cell>
          <table:table-cell office:value-type="float" office:value="0.711733333333333" table:style-name="ce1">
            <text:p>0.711733333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2" table:style-name="ce1"/>
          <table:table-cell office:value-type="string" table:style-name="ce1">
            <text:p>Display Image (b)</text:p>
          </table:table-cell>
          <table:table-cell office:value-type="float" office:value="0.41141111111111101" table:style-name="ce1">
            <text:p>0.411411111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Finger Blurred Image (f)</text:p>
          </table:table-cell>
          <table:table-cell office:value-type="float" office:value="0.34181111111111101" table:style-name="ce1">
            <text:p>0.341811111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53" table:style-name="ce1">
            <text:p>0.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54600000000000004" table:style-name="ce1">
            <text:p>0.54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29699999999999999" table:style-name="ce1">
            <text:p>0.29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46899999999999997" table:style-name="ce1">
            <text:p>0.46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188" table:style-name="ce1">
            <text:p>0.1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88" table:style-name="ce1">
            <text:p>0.18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219" table:style-name="ce1">
            <text:p>0.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219" table:style-name="ce1">
            <text:p>0.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218" table:style-name="ce1">
            <text:p>0.2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218" table:style-name="ce1">
            <text:p>0.2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249" table:style-name="ce1">
            <text:p>0.2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156" table:style-name="ce1">
            <text:p>0.1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219" table:style-name="ce1">
            <text:p>0.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437" table:style-name="ce1">
            <text:p>0.43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218" table:style-name="ce1">
            <text:p>0.2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219" table:style-name="ce1">
            <text:p>0.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.249" table:style-name="ce1">
            <text:p>0.2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219" table:style-name="ce1">
            <text:p>0.2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249" table:style-name="ce1">
            <text:p>0.2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155" table:style-name="ce1">
            <text:p>1.1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1859999999999999" table:style-name="ce1">
            <text:p>1.1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760000000000001" table:style-name="ce1">
            <text:p>1.07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23400000000000001" table:style-name="ce1">
            <text:p>0.2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73299999999999998" table:style-name="ce1">
            <text:p>0.7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56100000000000005" table:style-name="ce1">
            <text:p>0.56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749" table:style-name="ce1">
            <text:p>0.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53100000000000003" table:style-name="ce1">
            <text:p>0.53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84299999999999997" table:style-name="ce1">
            <text:p>0.8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3399999999999999" table:style-name="ce1">
            <text:p>0.73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4" table:style-name="ce1">
            <text:p>0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437" table:style-name="ce1">
            <text:p>0.4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45300000000000001" table:style-name="ce1">
            <text:p>0.45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45200000000000001" table:style-name="ce1">
            <text:p>0.4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6800000000000003" table:style-name="ce1">
            <text:p>0.46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249" table:style-name="ce1">
            <text:p>0.2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437" table:style-name="ce1">
            <text:p>0.4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5600000000000003" table:style-name="ce1">
            <text:p>0.65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437" table:style-name="ce1">
            <text:p>0.4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0.374" table:style-name="ce1">
            <text:p>0.3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0.312" table:style-name="ce1">
            <text:p>0.3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749" table:style-name="ce1">
            <text:p>0.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4199999999999997" table:style-name="ce1">
            <text:p>0.84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5500000000000003" table:style-name="ce1">
            <text:p>0.65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63900000000000001" table:style-name="ce1">
            <text:p>0.6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64" table:style-name="ce1">
            <text:p>0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42199999999999999" table:style-name="ce1">
            <text:p>0.42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49" table:style-name="ce1">
            <text:p>0.74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.98299999999999998" table:style-name="ce1">
            <text:p>0.98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466" table:style-name="ce1">
            <text:p>1.46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873" table:style-name="ce1">
            <text:p>0.87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76400000000000001" table:style-name="ce1">
            <text:p>0.7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0920000000000001" table:style-name="ce1">
            <text:p>1.0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499" table:style-name="ce1">
            <text:p>0.49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.40500000000000003" table:style-name="ce1">
            <text:p>0.4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34300000000000003" table:style-name="ce1">
            <text:p>0.34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64" table:style-name="ce1">
            <text:p>0.6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.624" table:style-name="ce1">
            <text:p>0.6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70199999999999996" table:style-name="ce1">
            <text:p>0.7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.2330000000000001" table:style-name="ce1">
            <text:p>1.2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79600000000000004" table:style-name="ce1">
            <text:p>0.79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92" table:style-name="ce1">
            <text:p>0.9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.95199999999999996" table:style-name="ce1">
            <text:p>0.95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0.90500000000000003" table:style-name="ce1">
            <text:p>0.9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67100000000000004" table:style-name="ce1">
            <text:p>0.67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0.71799999999999997" table:style-name="ce1">
            <text:p>0.7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0.78" table:style-name="ce1">
            <text:p>0.7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0.874" table:style-name="ce1">
            <text:p>0.87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22.5" table:style-name="ce1">
            <text:p>22.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67.5" table:style-name="ce1">
            <text:p>67.5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0.68600000000000005" table:style-name="ce1">
            <text:p>0.68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0.81200000000000006" table:style-name="ce1">
            <text:p>0.8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12.5" table:style-name="ce1">
            <text:p>112.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35" table:style-name="ce1">
            <text:p>135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57.5" table:style-name="ce1">
            <text:p>157.5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float" office:value="180" table:style-name="ce1">
            <text:p>180</text:p>
          </table:table-cell>
          <table:table-cell table:number-columns-repeated="16379"/>
        </table:table-row>
        <table:table-row table:number-rows-repeated="1048304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38:Sheet1.E272" table:contains-header="fals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hincapie</meta:initial-creator>
    <dc:creator>jhincapie</dc:creator>
    <meta:creation-date>2013-02-19T20:22:36Z</meta:creation-date>
    <dc:date>2013-03-30T22:24:49Z</dc:date>
    <meta:editing-cycles>10</meta:editing-cycles>
    <meta:editing-duration>PT8423S</meta:editing-duration>
  </office:meta>
</office:document-meta>
</file>